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471cm" fo:min-width="4.56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71cm" fo:min-width="4.561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e8f2a1"/>
      <style:paragraph-properties fo:text-align="center"/>
      <style:text-properties fo:font-size="20.2000007629395pt"/>
    </style:style>
    <style:style style:name="P3" style:family="paragraph">
      <loext:graphic-properties draw:fill-color="#ffffff"/>
      <style:paragraph-properties fo:text-align="center"/>
      <style:text-properties fo:font-size="20.2000007629395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20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41cm" svg:height="2.801cm" svg:x="0.142cm" svg:y="10.051cm">
          <text:p text:style-name="P1"><text:span text:style-name="T1">Same Class /</text:span></text:p>
          <text:p text:style-name="P1"><text:span text:style-name="T1">Same Meth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4.053cm" svg:y="5.233cm">
          <text:p text:style-name="P1"><text:span text:style-name="T1">Super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6.9cm" svg:y="10.1cm">
          <text:p text:style-name="P1"><text:span text:style-name="T1">Sib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9.417cm" svg:y="0.304cm">
          <text:p text:style-name="P1"><text:span text:style-name="T1">Ances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13.106cm" svg:y="5.345cm">
          <text:p text:style-name="P1"><text:span text:style-name="T1">Same</text:span></text:p>
          <text:p text:style-name="P1"><text:span text:style-name="T1">Hierarc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13.106cm" svg:y="10.051cm">
          <text:p text:style-name="P1"><text:span text:style-name="T1">First Cousi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488cm" svg:y1="10.051cm" svg:x2="4.835cm" svg:y2="8.146cm">
          <text:p/>
        </draw:line>
        <draw:line draw:style-name="gr3" draw:text-style-name="P4" draw:layer="layout" svg:x1="9.306cm" svg:y1="10.051cm" svg:x2="8.635cm" svg:y2="8.146cm">
          <text:p/>
        </draw:line>
        <draw:line draw:style-name="gr3" draw:text-style-name="P4" draw:layer="layout" svg:x1="6.959cm" svg:y1="5.233cm" svg:x2="9.641cm" svg:y2="3.216cm">
          <text:p/>
        </draw:line>
        <draw:line draw:style-name="gr3" draw:text-style-name="P4" draw:layer="layout" svg:x1="15.788cm" svg:y1="10.052cm" svg:x2="15.788cm" svg:y2="8.259cm">
          <text:p/>
        </draw:line>
        <draw:line draw:style-name="gr3" draw:text-style-name="P4" draw:layer="layout" svg:x1="15.699cm" svg:y1="5.369cm" svg:x2="14.358cm" svg:y2="3.24cm">
          <text:p/>
        </draw:line>
        <draw:custom-shape draw:style-name="gr2" draw:text-style-name="P3" draw:layer="layout" svg:width="5.141cm" svg:height="2.801cm" svg:x="13.106cm" svg:y="10.051cm">
          <text:p text:style-name="P1"><text:span text:style-name="T1">First Cous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0.8cm" svg:y="0.4cm">
          <text:p text:style-name="P1"><text:span text:style-name="T1">Unrelat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44:04.138931600</meta:creation-date>
    <dc:date>2019-05-08T09:12:41.211784960</dc:date>
    <meta:editing-duration>PT9M36S</meta:editing-duration>
    <meta:editing-cycles>3</meta:editing-cycles>
    <meta:generator>LibreOffice/6.2.3.2$MacOSX_X86_64 LibreOffice_project/aecc05fe267cc68dde00352a451aa867b3b546ac</meta:generator>
    <meta:document-statistic meta:object-count="13"/>
  </office:meta>
</office:document-meta>
</file>